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1.5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349cm" svg:y="4.294cm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 in cm</text:p>
          </table:table-cell>
          <table:table-cell office:value-type="string" calcext:value-type="string">
            <text:p>z in 1/min</text:p>
          </table:table-cell>
          <table:table-cell office:value-type="string" calcext:value-type="string">
            <text:p>N(x)/N(0) = e^-mu x x</text:p>
          </table:table-cell>
          <table:table-cell office:value-type="string" calcext:value-type="string">
            <text:p>-mu x x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575" calcext:value-type="float">
            <text:p>8575</text:p>
          </table:table-cell>
          <table:table-cell table:formula="of:=[.B2]/[.B$2]" office:value-type="float" office:value="1" calcext:value-type="float">
            <text:p>1</text:p>
          </table:table-cell>
          <table:table-cell table:formula="of:=-LN([.C2])" office:value-type="float" office:value="-0" calcext:value-type="float">
            <text:p>0</text:p>
          </table:table-cell>
          <table:table-cell table:formula="of:=[.D2]/[.A2]" office:value-type="string" office:string-value="" calcext:value-type="error">
            <text:p>#DIV/0!</text:p>
          </table:table-cell>
          <table:table-cell table:formula="of:=LN(2)/[.E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6342" calcext:value-type="float">
            <text:p>6342</text:p>
          </table:table-cell>
          <table:table-cell table:formula="of:=[.B3]/[.B$2]" office:value-type="float" office:value="0.739591836734694" calcext:value-type="float">
            <text:p>0,739591836734694</text:p>
          </table:table-cell>
          <table:table-cell table:formula="of:=-LN([.C3])" office:value-type="float" office:value="0.301656816935848" calcext:value-type="float">
            <text:p>0,301656816935848</text:p>
          </table:table-cell>
          <table:table-cell table:formula="of:=[.D3]/[.A3]" office:value-type="float" office:value="1.20662726774339" calcext:value-type="float">
            <text:p>1,20662726774339</text:p>
          </table:table-cell>
          <table:table-cell table:formula="of:=LN(2)/[.E3]" office:value-type="float" office:value="0.574450121499619" calcext:value-type="float">
            <text:p>0,57445012149961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675" calcext:value-type="float">
            <text:p>4675</text:p>
          </table:table-cell>
          <table:table-cell table:formula="of:=[.B4]/[.B$2]" office:value-type="float" office:value="0.545189504373178" calcext:value-type="float">
            <text:p>0,545189504373178</text:p>
          </table:table-cell>
          <table:table-cell table:formula="of:=-LN([.C4])" office:value-type="float" office:value="0.606621830311353" calcext:value-type="float">
            <text:p>0,606621830311353</text:p>
          </table:table-cell>
          <table:table-cell table:formula="of:=[.D4]/[.A4]" office:value-type="float" office:value="1.21324366062271" calcext:value-type="float">
            <text:p>1,21324366062271</text:p>
          </table:table-cell>
          <table:table-cell table:formula="of:=LN(2)/[.E4]" office:value-type="float" office:value="0.571317372640696" calcext:value-type="float">
            <text:p>0,571317372640696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3451" calcext:value-type="float">
            <text:p>3451</text:p>
          </table:table-cell>
          <table:table-cell table:formula="of:=[.B5]/[.B$2]" office:value-type="float" office:value="0.402448979591837" calcext:value-type="float">
            <text:p>0,402448979591837</text:p>
          </table:table-cell>
          <table:table-cell table:formula="of:=-LN([.C5])" office:value-type="float" office:value="0.910186948936137" calcext:value-type="float">
            <text:p>0,910186948936137</text:p>
          </table:table-cell>
          <table:table-cell table:formula="of:=[.D5]/[.A5]" office:value-type="float" office:value="1.21358259858152" calcext:value-type="float">
            <text:p>1,21358259858152</text:p>
          </table:table-cell>
          <table:table-cell table:formula="of:=LN(2)/[.E5]" office:value-type="float" office:value="0.571157811071223" calcext:value-type="float">
            <text:p>0,571157811071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table:formula="of:=[.B6]/[.B$2]" office:value-type="float" office:value="0.298542274052478" calcext:value-type="float">
            <text:p>0,298542274052478</text:p>
          </table:table-cell>
          <table:table-cell table:formula="of:=-LN([.C6])" office:value-type="float" office:value="1.20884373456053" calcext:value-type="float">
            <text:p>1,20884373456053</text:p>
          </table:table-cell>
          <table:table-cell table:formula="of:=[.D6]/[.A6]" office:value-type="float" office:value="1.20884373456053" calcext:value-type="float">
            <text:p>1,20884373456053</text:p>
          </table:table-cell>
          <table:table-cell table:formula="of:=LN(2)/[.E6]" office:value-type="float" office:value="0.573396842571993" calcext:value-type="float">
            <text:p>0,573396842571993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1896" calcext:value-type="float">
            <text:p>1896</text:p>
          </table:table-cell>
          <table:table-cell table:formula="of:=[.B7]/[.B$2]" office:value-type="float" office:value="0.221107871720117" calcext:value-type="float">
            <text:p>0,221107871720117</text:p>
          </table:table-cell>
          <table:table-cell table:formula="of:=-LN([.C7])" office:value-type="float" office:value="1.50910458921917" calcext:value-type="float">
            <text:p>1,50910458921917</text:p>
          </table:table-cell>
          <table:table-cell table:formula="of:=[.D7]/[.A7]" office:value-type="float" office:value="1.20728367137534" calcext:value-type="float">
            <text:p>1,20728367137534</text:p>
          </table:table-cell>
          <table:table-cell table:formula="of:=LN(2)/[.E7]" office:value-type="float" office:value="0.574137791303274" calcext:value-type="float">
            <text:p>0,574137791303274</text:p>
          </table:table-cell>
        </table:table-row>
        <table:table-row table:style-name="ro1">
          <table:table-cell table:number-columns-repeated="5"/>
          <table:table-cell table:formula="of:=AVERAGE([.F3:.F7])" office:value-type="float" office:value="0.572891987817361" calcext:value-type="float">
            <text:p>0,572891987817361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5T19:40:40.108000000</meta:creation-date>
    <dc:date>2021-01-25T19:57:26.465000000</dc:date>
    <meta:editing-duration>PT3M24S</meta:editing-duration>
    <meta:editing-cycles>1</meta:editing-cycles>
    <meta:document-statistic meta:table-count="1" meta:cell-count="43" meta:object-count="1"/>
    <meta:generator>LibreOffice/7.0.1.2$Windows_X86_64 LibreOffice_project/7cbcfc562f6eb6708b5ff7d7397325de9e76445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7" chart:data-source-has-labels="both" svg:x="1.331cm" svg:y="0.18cm" svg:width="11.497cm" svg:height="7.659cm">
          <chart:coordinate-region svg:x="2.323cm" svg:y="0.379cm" svg:width="10.08cm" svg:height="6.813cm"/>
          <chart:axis chart:dimension="x" chart:name="primary-x" chart:style-name="ch4" chartooo:axis-type="auto">
            <chart:title svg:x="6.506cm" svg:y="8.019cm" chart:style-name="ch5">
              <text:p>d in cm</text:p>
            </chart:title>
            <chart:categories table:cell-range-address="Sheet1.A2:Sheet1.A7"/>
          </chart:axis>
          <chart:axis chart:dimension="y" chart:name="primary-y" chart:style-name="ch4">
            <chart:title svg:x="0.451cm" svg:y="4.754cm" chart:style-name="ch6">
              <text:p>z in 1/min</text:p>
            </chart:title>
            <chart:grid chart:style-name="ch7" chart:class="major"/>
          </chart:axis>
          <chart:series chart:style-name="ch8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 in 1/mi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7</svg:desc>
                </draw:g>
              </table:table-cell>
              <table:table-cell office:value-type="float" office:value="8575">
                <text:p>8575</text:p>
                <draw:g>
                  <svg:desc>Sheet1.B2:Sheet1.B7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675">
                <text:p>467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896">
                <text:p>1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